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0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2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15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3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4" table:number-columns-repeated="1018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temp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program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2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2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3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5" table:default-cell-style-name="ce20"/>
        <table:table-column table:style-name="co5" table:default-cell-style-name="ce19"/>
        <table:table-column table:style-name="co4" table:number-columns-repeated="1017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rdg_pow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int_pow</text:p>
          </table:table-cell>
          <table:table-cell table:style-name="ce18" office:value-type="string" calcext:value-type="string">
            <text:p>int_gas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0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0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0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0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0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0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0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0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0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0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2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01" calcext:value-type="date">
            <text:p>12/01/2023</text:p>
          </table:table-cell>
          <table:table-cell office:value-type="float" office:value="20255.2" calcext:value-type="float">
            <text:p>20255.2</text:p>
          </table:table-cell>
          <table:table-cell office:value-type="float" office:value="47518.2" calcext:value-type="float">
            <text:p>4751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08" calcext:value-type="date">
            <text:p>12/08/2023</text:p>
          </table:table-cell>
          <table:table-cell office:value-type="float" office:value="20293.1" calcext:value-type="float">
            <text:p>20293.1</text:p>
          </table:table-cell>
          <table:table-cell office:value-type="float" office:value="47564.4" calcext:value-type="float">
            <text:p>47564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15" calcext:value-type="date">
            <text:p>12/15/2023</text:p>
          </table:table-cell>
          <table:table-cell office:value-type="float" office:value="20319" calcext:value-type="float">
            <text:p>20319</text:p>
          </table:table-cell>
          <table:table-cell office:value-type="float" office:value="47609.3" calcext:value-type="float">
            <text:p>47609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22" calcext:value-type="date">
            <text:p>12/22/2023</text:p>
          </table:table-cell>
          <table:table-cell office:value-type="float" office:value="20347.3" calcext:value-type="float">
            <text:p>20347.3</text:p>
          </table:table-cell>
          <table:table-cell office:value-type="float" office:value="47656.4" calcext:value-type="float">
            <text:p>47656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29" calcext:value-type="date">
            <text:p>12/29/2023</text:p>
          </table:table-cell>
          <table:table-cell office:value-type="float" office:value="20372.3" calcext:value-type="float">
            <text:p>20372.3</text:p>
          </table:table-cell>
          <table:table-cell office:value-type="float" office:value="47700.9" calcext:value-type="float">
            <text:p>47700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05" calcext:value-type="date">
            <text:p>01/05/2024</text:p>
          </table:table-cell>
          <table:table-cell office:value-type="float" office:value="20391.9" calcext:value-type="float">
            <text:p>20391.9</text:p>
          </table:table-cell>
          <table:table-cell office:value-type="float" office:value="47729.7" calcext:value-type="float">
            <text:p>47729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12" calcext:value-type="date">
            <text:p>01/12/2024</text:p>
          </table:table-cell>
          <table:table-cell office:value-type="float" office:value="20429.2" calcext:value-type="float">
            <text:p>20429.2</text:p>
          </table:table-cell>
          <table:table-cell office:value-type="float" office:value="47774.2" calcext:value-type="float">
            <text:p>47774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19" calcext:value-type="date">
            <text:p>01/19/2024</text:p>
          </table:table-cell>
          <table:table-cell office:value-type="float" office:value="20469" calcext:value-type="float">
            <text:p>20469</text:p>
          </table:table-cell>
          <table:table-cell office:value-type="float" office:value="47825.5" calcext:value-type="float">
            <text:p>47825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26" calcext:value-type="date">
            <text:p>01/26/2024</text:p>
          </table:table-cell>
          <table:table-cell office:value-type="float" office:value="20501.6" calcext:value-type="float">
            <text:p>20501.6</text:p>
          </table:table-cell>
          <table:table-cell office:value-type="float" office:value="47870.5" calcext:value-type="float">
            <text:p>47870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02" calcext:value-type="date">
            <text:p>02/02/2024</text:p>
          </table:table-cell>
          <table:table-cell office:value-type="float" office:value="20532.3" calcext:value-type="float">
            <text:p>20532.3</text:p>
          </table:table-cell>
          <table:table-cell office:value-type="float" office:value="47915.5" calcext:value-type="float">
            <text:p>47915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09" calcext:value-type="date">
            <text:p>02/09/2024</text:p>
          </table:table-cell>
          <table:table-cell office:value-type="float" office:value="20556.8" calcext:value-type="float">
            <text:p>20556.8</text:p>
          </table:table-cell>
          <table:table-cell office:value-type="float" office:value="47961.8" calcext:value-type="float">
            <text:p>47961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16" calcext:value-type="date">
            <text:p>02/16/2024</text:p>
          </table:table-cell>
          <table:table-cell office:value-type="float" office:value="20575.7" calcext:value-type="float">
            <text:p>20575.7</text:p>
          </table:table-cell>
          <table:table-cell office:value-type="float" office:value="47987.05" calcext:value-type="float">
            <text:p>47987.0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23" calcext:value-type="date">
            <text:p>02/23/2024</text:p>
          </table:table-cell>
          <table:table-cell office:value-type="float" office:value="20596.3" calcext:value-type="float">
            <text:p>20596.3</text:p>
          </table:table-cell>
          <table:table-cell office:value-type="float" office:value="48021.5" calcext:value-type="float">
            <text:p>48021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01" calcext:value-type="date">
            <text:p>03/01/2024</text:p>
          </table:table-cell>
          <table:table-cell office:value-type="float" office:value="20622.3" calcext:value-type="float">
            <text:p>20622.3</text:p>
          </table:table-cell>
          <table:table-cell office:value-type="float" office:value="48055.8" calcext:value-type="float">
            <text:p>48055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08" calcext:value-type="date">
            <text:p>03/08/2024</text:p>
          </table:table-cell>
          <table:table-cell office:value-type="float" office:value="20646.8" calcext:value-type="float">
            <text:p>20646.8</text:p>
          </table:table-cell>
          <table:table-cell office:value-type="float" office:value="48093.1" calcext:value-type="float">
            <text:p>4809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15" calcext:value-type="date">
            <text:p>03/15/2024</text:p>
          </table:table-cell>
          <table:table-cell office:value-type="float" office:value="20670.6" calcext:value-type="float">
            <text:p>20670.6</text:p>
          </table:table-cell>
          <table:table-cell office:value-type="float" office:value="48137.3" calcext:value-type="float">
            <text:p>4813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22" calcext:value-type="date">
            <text:p>03/22/2024</text:p>
          </table:table-cell>
          <table:table-cell office:value-type="float" office:value="20692.1" calcext:value-type="float">
            <text:p>20692.1</text:p>
          </table:table-cell>
          <table:table-cell office:value-type="float" office:value="48164.5" calcext:value-type="float">
            <text:p>48164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29" calcext:value-type="date">
            <text:p>03/29/2024</text:p>
          </table:table-cell>
          <table:table-cell office:value-type="float" office:value="20710.3" calcext:value-type="float">
            <text:p>20710.3</text:p>
          </table:table-cell>
          <table:table-cell office:value-type="float" office:value="48199.2" calcext:value-type="float">
            <text:p>48199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05" calcext:value-type="date">
            <text:p>04/05/2024</text:p>
          </table:table-cell>
          <table:table-cell office:value-type="float" office:value="20729.2" calcext:value-type="float">
            <text:p>20729.2</text:p>
          </table:table-cell>
          <table:table-cell office:value-type="float" office:value="48233" calcext:value-type="float">
            <text:p>4823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12" calcext:value-type="date">
            <text:p>04/12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4-19" calcext:value-type="date">
            <text:p>04/19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4-26" calcext:value-type="date">
            <text:p>04/26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03" calcext:value-type="date">
            <text:p>05/03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10" calcext:value-type="date">
            <text:p>05/10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17" calcext:value-type="date">
            <text:p>05/17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24" calcext:value-type="date">
            <text:p>05/24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31" calcext:value-type="date">
            <text:p>05/31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07" calcext:value-type="date">
            <text:p>06/07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14" calcext:value-type="date">
            <text:p>06/14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21" calcext:value-type="date">
            <text:p>06/21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28" calcext:value-type="date">
            <text:p>06/28/2024</text:p>
          </table:table-cell>
          <table:table-cell table:number-columns-repeated="1022"/>
        </table:table-row>
        <table:table-row table:style-name="ro1" table:number-rows-repeated="104846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7"/>
        <table:table-column table:style-name="co2" table:number-columns-repeated="2" table:default-cell-style-name="ce19"/>
        <table:table-column table:style-name="co4" table:default-cell-style-name="ce16"/>
        <table:table-column table:style-name="co4" table:number-columns-repeated="1020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gas</text:p>
          </table:table-cell>
          <table:table-cell table:style-name="ce18" office:value-type="string" calcext:value-type="string">
            <text:p>electricity</text:p>
          </table:table-cell>
          <table:table-cell table:style-name="ce18" table:number-columns-repeated="1021"/>
        </table:table-row>
        <table:table-row table:style-name="ro1">
          <table:table-cell table:style-name="ce16" office:value-type="date" office:date-value="2023-07-07" calcext:value-type="date">
            <text:p>07/07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7-14" calcext:value-type="date">
            <text:p>07/14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7-21" calcext:value-type="date">
            <text:p>07/2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7-28" calcext:value-type="date">
            <text:p>07/2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04" calcext:value-type="date">
            <text:p>08/04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11" calcext:value-type="date">
            <text:p>08/1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18" calcext:value-type="date">
            <text:p>08/1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25" calcext:value-type="date">
            <text:p>08/25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01" calcext:value-type="date">
            <text:p>09/0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08" calcext:value-type="date">
            <text:p>09/0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15" calcext:value-type="date">
            <text:p>09/15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22" calcext:value-type="date">
            <text:p>09/22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29" calcext:value-type="date">
            <text:p>09/29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06" calcext:value-type="date">
            <text:p>10/06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13" calcext:value-type="date">
            <text:p>10/13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20" calcext:value-type="date">
            <text:p>10/20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27" calcext:value-type="date">
            <text:p>10/27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03" calcext:value-type="date">
            <text:p>11/03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10" calcext:value-type="date">
            <text:p>11/10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17" calcext:value-type="date">
            <text:p>11/17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24" calcext:value-type="date">
            <text:p>11/24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01" calcext:value-type="date">
            <text:p>12/0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08" calcext:value-type="date">
            <text:p>12/0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15" calcext:value-type="date">
            <text:p>12/15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22" calcext:value-type="date">
            <text:p>12/22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29" calcext:value-type="date">
            <text:p>12/29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05" calcext:value-type="date">
            <text:p>01/0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12" calcext:value-type="date">
            <text:p>01/1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19" calcext:value-type="date">
            <text:p>01/1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26" calcext:value-type="date">
            <text:p>01/2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02" calcext:value-type="date">
            <text:p>02/0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09" calcext:value-type="date">
            <text:p>02/0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16" calcext:value-type="date">
            <text:p>02/1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23" calcext:value-type="date">
            <text:p>02/2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01" calcext:value-type="date">
            <text:p>03/0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08" calcext:value-type="date">
            <text:p>03/08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15" calcext:value-type="date">
            <text:p>03/1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22" calcext:value-type="date">
            <text:p>03/2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29" calcext:value-type="date">
            <text:p>03/2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05" calcext:value-type="date">
            <text:p>04/0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12" calcext:value-type="date">
            <text:p>04/1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19" calcext:value-type="date">
            <text:p>04/1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26" calcext:value-type="date">
            <text:p>04/2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03" calcext:value-type="date">
            <text:p>05/0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10" calcext:value-type="date">
            <text:p>05/10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17" calcext:value-type="date">
            <text:p>05/17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24" calcext:value-type="date">
            <text:p>05/24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31" calcext:value-type="date">
            <text:p>05/3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07" calcext:value-type="date">
            <text:p>06/07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14" calcext:value-type="date">
            <text:p>06/14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21" calcext:value-type="date">
            <text:p>06/2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28" calcext:value-type="date">
            <text:p>06/28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7-05" calcext:value-type="date">
            <text:p>07/05/2024</text:p>
          </table:table-cell>
          <table:table-cell table:number-columns-repeated="1023"/>
        </table:table-row>
        <table:table-row table:style-name="ro1" table:number-rows-repeated="1048469">
          <table:table-cell table:number-columns-repeated="1024"/>
        </table:table-row>
        <table:table-row table:style-name="ro2" table:number-rows-repeated="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  <number:text>.</number:text>
      <number:year number:style="long"/>
    </number:date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4-04-05T07:39:24.759776743</dc:date>
    <meta:editing-duration>PT4H29M21S</meta:editing-duration>
    <meta:editing-cycles>92</meta:editing-cycles>
    <meta:generator>LibreOffice/7.3.7.2$Linux_X86_64 LibreOffice_project/30$Build-2</meta:generator>
    <meta:print-date>2023-07-14T07:33:23.842185483</meta:print-date>
    <meta:document-statistic meta:table-count="3" meta:cell-count="816" meta:object-count="0"/>
  </office:meta>
</office:document-meta>
</file>